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381e0" officeooo:paragraph-rsid="001381e0" style:font-size-asian="15pt" style:font-size-complex="15pt"/>
    </style:style>
    <style:style style:name="P2" style:family="paragraph" style:parent-style-name="Footer">
      <style:text-properties officeooo:rsid="001381e0" officeooo:paragraph-rsid="001381e0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67 病</text:p>
        <text:p text:style-name="P1"/>
        <text:p text:style-name="P1">愈讀彼張批，</text:p>
        <text:p text:style-name="P1">Jú tha̍k hit tiunn phue, </text:p>
        <text:p text:style-name="P1"/>
        <text:p text:style-name="P1">伊的目箍愈紅。</text:p>
        <text:p text:style-name="P1">i ê ba̍k-khoo jú âng. </text:p>
        <text:p text:style-name="P1"/>
        <text:p text:style-name="P1">感情的池滇起來，</text:p>
        <text:p text:style-name="P1">Kám-tsîng ê tî tīnn --khí-lâi,</text:p>
        <text:p text:style-name="P1"/>
        <text:p text:style-name="P1">目屎輾，</text:p>
        <text:p text:style-name="P1">ba̍k-sái liàn, </text:p>
        <text:p text:style-name="P1"/>
        <text:p text:style-name="P1">規面洗，</text:p>
        <text:p text:style-name="P1">kui bīn sé, </text:p>
        <text:p text:style-name="P1"/>
        <text:p text:style-name="P1">四淋垂。</text:p>
        <text:p text:style-name="P1">sì-lâm-suî.</text:p>
        <text:p text:style-name="P1"/>
        <text:p text:style-name="P1"/>
        <text:p text:style-name="P1"/>
        <text:p text:style-name="P1"/>
        <text:p text:style-name="P1">我毋敢講話，</text:p>
        <text:p text:style-name="P1">Guá m̄ kánn kóng-uē, </text:p>
        <text:p text:style-name="P1"/>
        <text:p text:style-name="P1">身軀直直坐佇膨椅頂，</text:p>
        <text:p text:style-name="P1">sin-khu ti̍t-ti̍t tsē tī phòng-í-tíng,</text:p>
        <text:p text:style-name="P1"/>
        <text:p text:style-name="P1">恬恬聽大廳吊鐘規律的拍拍聲，</text:p>
        <text:p text:style-name="P1">tiām-tiām thiann tuā-thiann tiàu-tsing kui-lu̍t ê phah-phik siann, </text:p>
        <text:p text:style-name="P1"/>
        <text:p text:style-name="P1">佮，</text:p>
        <text:p text:style-name="P1">kah, </text:p>
        <text:p text:style-name="P1"/>
        <text:p text:style-name="P1">不三時珠淚磕批紙慒心肝的滴答。</text:p>
        <text:p text:style-name="P1">put-sam-sî tsu-luī kha̍p phue-tsuá tso sim-kuann ê tih-tap.</text:p>
        <text:p text:style-name="P1"/>
        <text:p text:style-name="P1"/>
        <text:p text:style-name="P1"/>
        <text:p text:style-name="P1"/>
        <text:p text:style-name="P1">有風，</text:p>
        <text:p text:style-name="P1">Ū hong,</text:p>
        <text:p text:style-name="P1"/>
        <text:p text:style-name="P1">huê過阮的頭鬃，</text:p>
        <text:p text:style-name="P1">huê-kuè guán ê thâu-tsang, </text:p>
        <text:p text:style-name="P1"/>
        <text:p text:style-name="P1">大片的玻璃窗仔予斜西的溫暖日頭光走入來。</text:p>
        <text:p text:style-name="P1">tuā phìnn ê po-lê thang-á hōo tshiâ sai ê un-luán ji̍t-thâu-kng tsáu --ji̍p-lâi. </text:p>
        <text:p text:style-name="P1"/>
        <text:p text:style-name="P1">是暗頭仔，</text:p>
        <text:p text:style-name="P1">Sī àm-thâu-á, </text:p>
        <text:p text:style-name="P1"/>
        <text:p text:style-name="P1">我應該來走矣。</text:p>
        <text:p text:style-name="P1">guá ing-kai lâi-tsáu --ah.</text:p>
        <text:p text:style-name="P1"/>
        <text:p text:style-name="P1"/>
        <text:p text:style-name="P1"/>
        <text:p text:style-name="P1"/>
        <text:p text:style-name="P1">「先生娘！</text:p>
        <text:p text:style-name="P1">“Sian-sinn-niû! </text:p>
        <text:p text:style-name="P1"/>
        <text:p text:style-name="P1">時間無早矣，</text:p>
        <text:p text:style-name="P1">Sî-kan bô tsá --ah, </text:p>
        <text:p text:style-name="P1"/>
        <text:p text:style-name="P1">我愛先來去。」</text:p>
        <text:p text:style-name="P1">guá ài sing lâi-khì.” </text:p>
        <text:p text:style-name="P1"/>
        <text:p text:style-name="P1">我起身，</text:p>
        <text:p text:style-name="P1">Guá khí-sin, </text:p>
        <text:p text:style-name="P1"><text:soft-page-break/></text:p>
        <text:p text:style-name="P1">kha-báng捾咧，</text:p>
        <text:p text:style-name="P1">kha-báng kuānn --leh, </text:p>
        <text:p text:style-name="P1"/>
        <text:p text:style-name="P1">毋敢閣加共伊攪擾。</text:p>
        <text:p text:style-name="P1">m̄ kánn koh ke kā i kiáu-jiáu.</text:p>
        <text:p text:style-name="P1"/>
        <text:p text:style-name="P1"/>
        <text:p text:style-name="P1"/>
        <text:p text:style-name="P1"/>
        <text:p text:style-name="P1">「你桌頂彼甌茶，</text:p>
        <text:p text:style-name="P1">“Lí toh-tíng hit au tê, </text:p>
        <text:p text:style-name="P1"/>
        <text:p text:style-name="P1">一喙都無啉。」</text:p>
        <text:p text:style-name="P1">tsi̍t tshuì to bô lim.”</text:p>
        <text:p text:style-name="P1"/>
        <text:p text:style-name="P1"/>
        <text:p text:style-name="P1"/>
        <text:p text:style-name="P1"/>
        <text:p text:style-name="P1">我愣一下，</text:p>
        <text:p text:style-name="P1">Guá gāng --tsi̍t-ē, </text:p>
        <text:p text:style-name="P1"/>
        <text:p text:style-name="P1">閣坐落來。</text:p>
        <text:p text:style-name="P1">koh tsē --lo̍h-lâi.</text:p>
        <text:p text:style-name="P1"/>
        <text:p text:style-name="P1"/>
        <text:p text:style-name="P1"/>
        <text:p text:style-name="P1"/>
        <text:p text:style-name="P1">「30外冬過去，</text:p>
        <text:p text:style-name="P1">“30 guā tang kuè-khì, </text:p>
        <text:p text:style-name="P1"/>
        <text:p text:style-name="P1">我也歡喜甘願矣！</text:p>
        <text:p text:style-name="P1">guá iā huann-hí kam-guān --ah! </text:p>
        <text:p text:style-name="P1"/>
        <text:p text:style-name="P1">伊欲轉去臺灣共伊少年時代袂赴做的理想實現，</text:p>
        <text:p text:style-name="P1">I beh tńg-khì Tâi-uân kā i siàu-liân sî-tāi bē-hù tsò ê lí-sióng si̍t-hiān, </text:p>
        <text:p text:style-name="P1"/>
        <text:p text:style-name="P1">我也做伊去。</text:p>
        <text:p text:style-name="P1">guá iā tsò i khì. </text:p>
        <text:p text:style-name="P1"/>
        <text:p text:style-name="P1">牽手一世人，</text:p>
        <text:p text:style-name="P1">Khan-tshiú tsi̍t-sì-lâng, </text:p>
        <text:p text:style-name="P1"/>
        <text:p text:style-name="P1">晟養囝大漢嘛已經大學出業，</text:p>
        <text:p text:style-name="P1">tshiânn-ióng kiánn tuā-hàn mā í-king tāi-ha̍k tshut-gia̍p, </text:p>
        <text:p text:style-name="P1"/>
        <text:p text:style-name="P1">無啥物通好遺憾，</text:p>
        <text:p text:style-name="P1">bô siánn-mih thang hó uî-hām, </text:p>
        <text:p text:style-name="P1"/>
        <text:p text:style-name="P1">無啥物通好怨恨。</text:p>
        <text:p text:style-name="P1">bô siánn-mih thang-hó uàn-hūn. </text:p>
        <text:p text:style-name="P1"/>
        <text:p text:style-name="P1">想袂到</text:p>
        <text:p text:style-name="P1">Siūnn bē kàu </text:p>
        <text:p text:style-name="P1"/>
        <text:p text:style-name="P1">是按呢的結局」</text:p>
        <text:p text:style-name="P1">sī án-ne ê kiat-kio̍k” </text:p>
        <text:p text:style-name="P1"/>
        <text:p text:style-name="P1">伊的目箍胮，</text:p>
        <text:p text:style-name="P1">I ê ba̍k-khoo hàng,</text:p>
        <text:p text:style-name="P1"/>
        <text:p text:style-name="P1">慼心慼聲，</text:p>
        <text:p text:style-name="P1">tsheh-sim tsheh-siann, </text:p>
        <text:p text:style-name="P1"/>
        <text:p text:style-name="P1">「林先-生，</text:p>
        <text:p text:style-name="P1">“Lîm --sian-sinn, </text:p>
        <text:p text:style-name="P1"/>
        <text:p text:style-name="P1">感謝你專工提這張批來」</text:p>
        <text:p text:style-name="P1">kám-siā lí tsuan-kang the̍h tsit tiunn phue lâi”</text:p>
        <text:p text:style-name="P1"/>
        <text:p text:style-name="P1"><text:soft-page-break/></text:p>
        <text:p text:style-name="P1"/>
        <text:p text:style-name="P1"/>
        <text:p text:style-name="P1">陳教授in兜是我傷心旅途的上尾站。</text:p>
        <text:p text:style-name="P1">Tân kàu-siū in tau sī guá siong-sim lí-tôo ê siōng bué tsām. </text:p>
        <text:p text:style-name="P1"/>
        <text:p text:style-name="P1">轉來到旅社，</text:p>
        <text:p text:style-name="P1">Tńg-lâi kàu lú-siā, </text:p>
        <text:p text:style-name="P1"/>
        <text:p text:style-name="P1">天色已經暗，</text:p>
        <text:p text:style-name="P1">thinn-sik í-king àm, </text:p>
        <text:p text:style-name="P1"/>
        <text:p text:style-name="P1">賰無六點鐘！</text:p>
        <text:p text:style-name="P1">tshun bô la̍k tiám-tsing!</text:p>
        <text:p text:style-name="P1"/>
        <text:p text:style-name="P1"/>
        <text:p text:style-name="P1"/>
        <text:p text:style-name="P1"/>
        <text:p text:style-name="P1">佇我往過讀冊的時陣，</text:p>
        <text:p text:style-name="P1">Tī guá íng-kuè tha̍k-tsheh ê sî-tsūn, </text:p>
        <text:p text:style-name="P1"/>
        <text:p text:style-name="P1">陳教授佮我就是忘年之交，</text:p>
        <text:p text:style-name="P1">Tân kàu-siū kah guá tō sī bōng-liân-tsi-kau, </text:p>
        <text:p text:style-name="P1"/>
        <text:p text:style-name="P1">是恩師也是破腹好友。</text:p>
        <text:p text:style-name="P1">sī un-su iā sī phuà-pak hó-iú. </text:p>
        <text:p text:style-name="P1"/>
        <text:p text:style-name="P1">佇美國提著博士學位，</text:p>
        <text:p text:style-name="P1">Tī Bí-kok the̍h-tio̍h phok-sū ha̍k-uī, </text:p>
        <text:p text:style-name="P1"/>
        <text:p text:style-name="P1">做五冬外的博士後研究員，</text:p>
        <text:p text:style-name="P1">tsò gōo tang guā ê phok-sū āu gián-kiù-uân, </text:p>
        <text:p text:style-name="P1"/>
        <text:p text:style-name="P1">一直到轉來臺灣的大學教冊這幾冬，</text:p>
        <text:p text:style-name="P1">it-ti̍t kàu tńg-lâi Tâi-uân ê tāi-ha̍k kà-tsheh tsit kuí tang, </text:p>
        <text:p text:style-name="P1"/>
        <text:p text:style-name="P1">阮的連繫毋捌斷去，</text:p>
        <text:p text:style-name="P1">guán ê liân-hē m̄ bat tn̄g --khì, </text:p>
        <text:p text:style-name="P1"/>
        <text:p text:style-name="P1">無論是人生抑是研究的課題，</text:p>
        <text:p text:style-name="P1">bô-lūn sī jîn-sing ia̍h-sī gián-kiù ê khò-tê, </text:p>
        <text:p text:style-name="P1"/>
        <text:p text:style-name="P1">伊啟蒙、引𤆬我濟濟！</text:p>
        <text:p text:style-name="P1">i khé-bông, <text:s/>ín-tshuā guá tsē-tsē!</text:p>
        <text:p text:style-name="P1"/>
        <text:p text:style-name="P1"/>
        <text:p text:style-name="P1"/>
        <text:p text:style-name="P1"/>
        <text:p text:style-name="P1">過去的三冬攏無伊的消息，</text:p>
        <text:p text:style-name="P1">Kuè-khì ê sann tang lóng bô i ê siau-sit, </text:p>
        <text:p text:style-name="P1"/>
        <text:p text:style-name="P1">我共佇美國的先生娘佮伊的後生探聽，</text:p>
        <text:p text:style-name="P1">guá kā tī Bí-kok ê sian-sinn-niû kah i ê hāu-senn thàm-thiann, </text:p>
        <text:p text:style-name="P1"/>
        <text:p text:style-name="P1">嘛是霧嗄嗄。</text:p>
        <text:p text:style-name="P1">mā sī bū-sà-sà. </text:p>
        <text:p text:style-name="P1"/>
        <text:p text:style-name="P1">逐家焦心擘腹，</text:p>
        <text:p text:style-name="P1">Ta̍k-ke ta-sim peh-pak, </text:p>
        <text:p text:style-name="P1"/>
        <text:p text:style-name="P1">四界揣無線索。</text:p>
        <text:p text:style-name="P1">sì-kè tshuē bô suànn-soh. </text:p>
        <text:p text:style-name="P1"/>
        <text:p text:style-name="P1">先生娘講伊煩惱甲袂食袂睏，</text:p>
        <text:p text:style-name="P1"><text:soft-page-break/>Sian-sinn-niû kóng i huân-ló kah bē-tsia̍h-bē-khùn, </text:p>
        <text:p text:style-name="P1"/>
        <text:p text:style-name="P1">in後生講阿母仔無半冬就瘦十外公斤，</text:p>
        <text:p text:style-name="P1">in hāu-senn kóng a-bú-á bô puànn tang tō sán tsa̍p guā kong-kin, </text:p>
        <text:p text:style-name="P1"/>
        <text:p text:style-name="P1">家己的白頭毛嘛加幾若簇。</text:p>
        <text:p text:style-name="P1">ka-kī ê pe̍h thâu-mn̂g mā ke kuí-nā tshok. </text:p>
        <text:p text:style-name="P1"/>
        <text:p text:style-name="P1">無人予阮一个交代，</text:p>
        <text:p text:style-name="P1">Bô lâng hōo guán tsi̍t ê kau-tài, </text:p>
        <text:p text:style-name="P1"/>
        <text:p text:style-name="P1">教授就按呢無去？</text:p>
        <text:p text:style-name="P1">kàu-siū tō án-ne bô--khì?</text:p>
        <text:p text:style-name="P1"/>
        <text:p text:style-name="P1"/>
        <text:p text:style-name="P1"/>
        <text:p text:style-name="P1"/>
        <text:p text:style-name="P1">這，</text:p>
        <text:p text:style-name="P1">Tse, </text:p>
        <text:p text:style-name="P1"/>
        <text:p text:style-name="P1">凡勢是上好的結局？</text:p>
        <text:p text:style-name="P1">huān-sè sī siōng hó ê kiat-kio̍k? </text:p>
        <text:p text:style-name="P1"/>
        <text:p text:style-name="P1">無拍算我提著彼支鎖匙。</text:p>
        <text:p text:style-name="P1">Bô phah-sǹg guá the̍h-tio̍h hit ki só-sî.</text:p>
        <text:p text:style-name="P1"/>
        <text:p text:style-name="P1"/>
        <text:p text:style-name="P1"/>
        <text:p text:style-name="P1"/>
        <text:p text:style-name="P1">我坐踮倚窗的桌仔頭前，</text:p>
        <text:p text:style-name="P1">Guá tsē tiàm uá thang ê toh-á thâu-tsîng, </text:p>
        <text:p text:style-name="P1"/>
        <text:p text:style-name="P1">面對電腦，</text:p>
        <text:p text:style-name="P1">bīn-tuì tiān-náu, </text:p>
        <text:p text:style-name="P1"/>
        <text:p text:style-name="P1">心臟噗噗惝，</text:p>
        <text:p text:style-name="P1">sim-tsōng <text:s/>pho̍k-pho̍k-tshíng, </text:p>
        <text:p text:style-name="P1"/>
        <text:p text:style-name="P1">倒手掠正手，</text:p>
        <text:p text:style-name="P1">tò-tshiú lia̍h tsiànn-tshiú, </text:p>
        <text:p text:style-name="P1"/>
        <text:p text:style-name="P1">猶咧掣，</text:p>
        <text:p text:style-name="P1">iáu teh tshuah, </text:p>
        <text:p text:style-name="P1"/>
        <text:p text:style-name="P1">無法度拍字。</text:p>
        <text:p text:style-name="P1">bô-huat-tōo phah-jī. </text:p>
        <text:p text:style-name="P1"/>
        <text:p text:style-name="P1">這天大的祕密我按怎來共含吞？</text:p>
        <text:p text:style-name="P1">Tse thinn-tuā ê pì-bi̍t guá án-tsuánn lâi kā kâm-thun?</text:p>
        <text:p text:style-name="P1"/>
        <text:p text:style-name="P1"/>
        <text:p text:style-name="P1"/>
        <text:p text:style-name="P1"/>
        <text:p text:style-name="P1">我的頭殼咧欲爆發，</text:p>
        <text:p text:style-name="P1">Guá ê thâu-khak teh-beh po̍k-huat, </text:p>
        <text:p text:style-name="P1"/>
        <text:p text:style-name="P1">烏白想，</text:p>
        <text:p text:style-name="P1">oo-pe̍h siūnn, </text:p>
        <text:p text:style-name="P1"/>
        <text:p text:style-name="P1">無法度踏擋。</text:p>
        <text:p text:style-name="P1">bô-huat-tōo ta̍h-tòng.</text:p>
        <text:p text:style-name="P1"/>
        <text:p text:style-name="P1"/>
        <text:p text:style-name="P1"/>
        <text:p text:style-name="P1"/>
        <text:p text:style-name="P1">教授已經死矣！</text:p>
        <text:p text:style-name="P1">Kàu-siū í-king sí --ah!</text:p>
        <text:p text:style-name="P1"><text:soft-page-break/></text:p>
        <text:p text:style-name="P1"/>
        <text:p text:style-name="P1"/>
        <text:p text:style-name="P1"/>
        <text:p text:style-name="P1">伊名聲真透，</text:p>
        <text:p text:style-name="P1">I miâ-siann tsin thàu, </text:p>
        <text:p text:style-name="P1"/>
        <text:p text:style-name="P1">死了，</text:p>
        <text:p text:style-name="P1">sí-liáu, </text:p>
        <text:p text:style-name="P1"/>
        <text:p text:style-name="P1">逐台電視新聞攏有報。</text:p>
        <text:p text:style-name="P1">ta̍k tâi tiān-sī sin-bûn lóng ū pò. </text:p>
        <text:p text:style-name="P1"/>
        <text:p text:style-name="P1">In攏講伊過去三冬覕佇山裡咧做lè-táu的研究，</text:p>
        <text:p text:style-name="P1">In lóng kóng i kuè-khì sann tang bih tī suann--lí teh tsò lè-táu ê gián-kiù, </text:p>
        <text:p text:style-name="P1"/>
        <text:p text:style-name="P1">因為注神過頭煞攏無佮外界有消息連繫。</text:p>
        <text:p text:style-name="P1">in-uī tsù-sîn kuè-thâu suah lóng bô kah guā-kài ū siau-sit liân-hē. </text:p>
        <text:p text:style-name="P1"/>
        <text:p text:style-name="P1">啊！</text:p>
        <text:p text:style-name="P1">Ah! </text:p>
        <text:p text:style-name="P1"/>
        <text:p text:style-name="P1">今，</text:p>
        <text:p text:style-name="P1">Tann, </text:p>
        <text:p text:style-name="P1"/>
        <text:p text:style-name="P1">我知彼是用來掩崁真相的白賊新聞，</text:p>
        <text:p text:style-name="P1">guá tsai he sī iōng-lâi am-khàm tsin-siòng ê pe̍h-tsha̍t sin-bûn, </text:p>
        <text:p text:style-name="P1"/>
        <text:p text:style-name="P1"/>
        <text:p text:style-name="P1"/>
        <text:p text:style-name="P1"/>
        <text:p text:style-name="P1">毋過彼時，</text:p>
        <text:p text:style-name="P1">m̄-koh hit-sî, </text:p>
        <text:p text:style-name="P1"/>
        <text:p text:style-name="P1">我是相信按呢嘛才會當接受伊的過往！</text:p>
        <text:p text:style-name="P1">guá sī siong-sìn án-ne mā tsiah ē-tàng tsiap-siū i ê kuè-óng! </text:p>
        <text:p text:style-name="P1"/>
        <text:p text:style-name="P1">緊敲電話去美國，</text:p>
        <text:p text:style-name="P1">Kín khà tiān-uē khì Bí-kok, </text:p>
        <text:p text:style-name="P1"/>
        <text:p text:style-name="P1">報先生娘in斟酌臺灣的新聞</text:p>
        <text:p text:style-name="P1">pò sian-sinn-niû in tsim-tsiok Tâi-uân ê sin-bûn</text:p>
        <text:p text:style-name="P1"/>
        <text:p text:style-name="P1">─我佇這爿感覺會著伊佇彼頭咧gē-gē顫：</text:p>
        <text:p text:style-name="P1">─ guá tī tsit pîng kám-kak ē tio̍h i tī hit-thâu teh gē-gē-tsùn: </text:p>
        <text:p text:style-name="P1"/>
        <text:p text:style-name="P1">「無可能！</text:p>
        <text:p text:style-name="P1">“Bô khó-lîng! </text:p>
        <text:p text:style-name="P1"/>
        <text:p text:style-name="P1">伊無可能是無顧家庭的人啊！」</text:p>
        <text:p text:style-name="P1">I bô khó-lîng sī bô kòo ka-tîng ê lâng --ah!”</text:p>
        <text:p text:style-name="P1"/>
        <text:p text:style-name="P1"/>
        <text:p text:style-name="P1"/>
        <text:p text:style-name="P1"/>
        <text:p text:style-name="P1">這是一冬前的代誌。</text:p>
        <text:p text:style-name="P1">Tse sī tsi̍t tang tsîng ê tāi-tsì.</text:p>
        <text:p text:style-name="P1"/>
        <text:p text:style-name="P1"/>
        <text:p text:style-name="P1"/>
        <text:p text:style-name="P1"/>
        <text:p text:style-name="P1"><text:soft-page-break/>這馬我心已經狂，</text:p>
        <text:p text:style-name="P1">Tsit-má guá sim í-king kông, </text:p>
        <text:p text:style-name="P1"/>
        <text:p text:style-name="P1">決意欲共我知的一切攏寫落來！</text:p>
        <text:p text:style-name="P1">kuat-ì beh kā guá tsai ê it-tshè lóng siá --lo̍h-lâi! </text:p>
        <text:p text:style-name="P1"/>
        <text:p text:style-name="P1">伊予我知的祕密，</text:p>
        <text:p text:style-name="P1">I hōo guá tsai ê pì-bi̍t, </text:p>
        <text:p text:style-name="P1"/>
        <text:p text:style-name="P1">一年來我一直忍耐藏，</text:p>
        <text:p text:style-name="P1">tsi̍t nî lâi guá it-ti̍t jím-nāi <text:s/>tshàng, </text:p>
        <text:p text:style-name="P1"/>
        <text:p text:style-name="P1">咧燃心肝；</text:p>
        <text:p text:style-name="P1">teh hiânn sim-kuann; </text:p>
        <text:p text:style-name="P1"/>
        <text:p text:style-name="P1">總算，</text:p>
        <text:p text:style-name="P1">tsóng-sǹg, </text:p>
        <text:p text:style-name="P1"/>
        <text:p text:style-name="P1">橫心欲來掀開這个罩，</text:p>
        <text:p text:style-name="P1">huâinn-sim beh lâi hian-khui tsit ê tà, </text:p>
        <text:p text:style-name="P1"/>
        <text:p text:style-name="P1">予逐家了解真相，</text:p>
        <text:p text:style-name="P1">hōo ta̍k-ke liáu-kái tsin-siòng, </text:p>
        <text:p text:style-name="P1"/>
        <text:p text:style-name="P1">予逐家知影驚惶，</text:p>
        <text:p text:style-name="P1">hōo ta̍k-ke tsai-iánn kiann-hiânn, </text:p>
        <text:p text:style-name="P1"/>
        <text:p text:style-name="P1">予逐家明白，</text:p>
        <text:p text:style-name="P1">hōo ta̍k-ke bîng-pi̍k, </text:p>
        <text:p text:style-name="P1"/>
        <text:p text:style-name="P1">咱猶有希望？！</text:p>
        <text:p text:style-name="P1">lán iáu ū hi-bāng?! </text:p>
        <text:p text:style-name="P1"/>
        <text:p text:style-name="P1">毋過，</text:p>
        <text:p text:style-name="P1">M̄-koh, </text:p>
        <text:p text:style-name="P1"/>
        <text:p text:style-name="P1">教授的真名我袂使講出來！</text:p>
        <text:p text:style-name="P1">kàu-siū ê tsin miâ guá bē-sái kóng --tshut-lâi! </text:p>
        <text:p text:style-name="P1"/>
        <text:p text:style-name="P1">掩崁伊的名，</text:p>
        <text:p text:style-name="P1">Am-khàm i ê miâ, </text:p>
        <text:p text:style-name="P1"/>
        <text:p text:style-name="P1">按呢佇我欲搤開的祕密內底閣hânn有一个最後的祕密，</text:p>
        <text:p text:style-name="P1">án-ne tī guá beh iah--khui ê pì-bi̍t lāi-té koh hânn ū tsi̍t ê tsuè-āu ê pì-bi̍t, </text:p>
        <text:p text:style-name="P1"/>
        <text:p text:style-name="P1">檢采人就袂傷認真看待這个故事，</text:p>
        <text:p text:style-name="P1">kiám-tshái lâng tō bē siunn jīn-tsin khuànn-thāi tsit ê kòo-sū, </text:p>
        <text:p text:style-name="P1"/>
        <text:p text:style-name="P1">凡勢阮的性命會有保障？</text:p>
        <text:p text:style-name="P1">huān-sè guán ê sènn-miā ē ū pó-tsiong？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81e0" officeooo:paragraph-rsid="001381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7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06:55.677380804</dc:date>
    <meta:editing-duration>PT1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22" meta:word-count="1573" meta:character-count="4506" meta:non-whitespace-character-count="3935"/>
  </office:meta>
</office:document-meta>
</file>